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alibri" svg:font-family="Calibri"/>
    <style:font-face style:name="Google Sans" svg:font-family="'Google Sans', Roboto, RobotoDraft, Helvetica, Arial, sans-serif"/>
    <style:font-face style:name="Roboto" svg:font-family="Roboto, RobotoDraft,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Calibri1" fo:font-size="12pt" fo:letter-spacing="normal" fo:font-style="normal" fo:font-weight="normal" style:font-size-asian="28pt" style:font-size-complex="28pt"/>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Calibri1" fo:font-size="12pt" fo:letter-spacing="normal" fo:font-style="normal" fo:font-weight="normal"/>
    </style:style>
    <style:style style:name="P3" style:family="paragraph" style:parent-style-name="Standard">
      <style:text-properties style:font-name="Calibri1"/>
    </style:style>
    <style:style style:name="P4" style:family="paragraph" style:parent-style-name="Standard">
      <style:text-properties style:font-name="Calibri1" fo:font-size="16pt" style:font-size-asian="16pt" style:font-size-complex="16pt"/>
    </style:style>
    <style:style style:name="P5" style:family="paragraph" style:parent-style-name="Standard">
      <style:text-properties fo:font-size="16pt" style:font-size-asian="16pt" style:font-size-complex="16pt"/>
    </style:style>
    <style:style style:name="P6" style:family="paragraph" style:parent-style-name="Standard">
      <style:paragraph-properties fo:margin-left="0in" fo:margin-right="0in" fo:orphans="2" fo:widows="2" fo:text-indent="0in" style:auto-text-indent="false"/>
      <style:text-properties fo:font-variant="normal" fo:text-transform="none" fo:color="#222222" style:font-name="Calibri1" fo:font-size="12pt" fo:letter-spacing="normal" fo:font-style="normal" fo:font-weight="normal"/>
    </style:style>
    <style:style style:name="P7" style:family="paragraph" style:parent-style-name="Standard">
      <style:paragraph-properties fo:margin-left="0in" fo:margin-right="0in" fo:orphans="2" fo:widows="2" fo:text-indent="0in" style:auto-text-indent="false"/>
      <style:text-properties fo:font-variant="normal" fo:text-transform="none" fo:color="#222222" style:font-name="Calibri1" fo:font-size="12pt" fo:letter-spacing="normal" fo:font-style="normal" fo:font-weight="normal" style:font-size-asian="28pt" style:font-size-complex="28pt"/>
    </style:style>
    <style:style style:name="P8" style:family="paragraph" style:parent-style-name="Standard">
      <style:paragraph-properties fo:margin-left="0in" fo:margin-right="0in" fo:orphans="2" fo:widows="2" fo:text-indent="0in" style:auto-text-indent="false"/>
      <style:text-properties fo:font-variant="normal" fo:text-transform="none" fo:color="#222222" style:font-name="Calibri1" fo:font-size="22pt" fo:letter-spacing="normal" fo:font-style="normal" fo:font-weight="normal" style:font-size-asian="22pt" style:font-weight-asian="normal" style:font-size-complex="22pt" style:font-weight-complex="normal"/>
    </style:style>
    <style:style style:name="P9" style:family="paragraph" style:parent-style-name="Standard">
      <style:paragraph-properties fo:margin-left="0in" fo:margin-right="0in" fo:orphans="2" fo:widows="2" fo:text-indent="0in" style:auto-text-indent="false"/>
      <style:text-properties fo:font-variant="normal" fo:text-transform="none" fo:color="#222222" style:font-name="Calibri1" fo:font-size="20pt" fo:letter-spacing="normal" fo:font-style="normal" fo:font-weight="normal" style:font-size-asian="20pt" style:font-weight-asian="normal" style:font-size-complex="20pt" style:font-weight-complex="normal"/>
    </style:style>
    <style:style style:name="P10" style:family="paragraph" style:parent-style-name="Standard">
      <style:paragraph-properties fo:margin-left="0in" fo:margin-right="0in" fo:orphans="2" fo:widows="2" fo:text-indent="0in" style:auto-text-indent="false"/>
      <style:text-properties style:font-name="Calibri1"/>
    </style:style>
    <style:style style:name="P11" style:family="paragraph" style:parent-style-name="Standard">
      <style:paragraph-properties fo:margin-left="0in" fo:margin-right="0in" fo:orphans="2" fo:widows="2" fo:text-indent="0in" style:auto-text-indent="false"/>
      <style:text-properties style:font-name="Calibri1" fo:font-size="28pt" style:font-size-asian="28pt" style:font-size-complex="28pt"/>
    </style:style>
    <style:style style:name="P12" style:family="paragraph" style:parent-style-name="Standard">
      <style:paragraph-properties fo:margin-left="0in" fo:margin-right="0in" fo:orphans="2" fo:widows="2" fo:text-indent="0in" style:auto-text-indent="false"/>
      <style:text-properties style:font-name="Calibri1" fo:font-size="20pt" style:font-size-asian="20pt" style:font-size-complex="20pt"/>
    </style:style>
    <style:style style:name="T1" style:family="text">
      <style:text-properties fo:color="#202124" style:font-name="Google Sans" fo:font-size="16.5pt"/>
    </style:style>
    <style:style style:name="T2" style:family="text">
      <style:text-properties fo:color="#202124" fo:font-size="16.5pt"/>
    </style:style>
    <style:style style:name="T3" style:family="text">
      <style:text-properties fo:font-variant="normal" fo:text-transform="none" fo:color="#202124" style:font-name="Google Sans" fo:font-size="16.5pt" fo:letter-spacing="normal" fo:font-style="normal" fo:font-weight="normal"/>
    </style:style>
    <style:style style:name="T4" style:family="text">
      <style:text-properties fo:font-variant="normal" fo:text-transform="none" fo:color="#202124" style:text-position="super 58%" style:font-name="Google Sans" fo:font-size="16.5pt" fo:letter-spacing="normal" fo:font-style="normal" fo:font-weight="bold" style:font-weight-asian="bold" style:font-weight-complex="bold"/>
    </style:style>
    <style:style style:name="T5" style:family="text">
      <style:text-properties fo:font-variant="normal" fo:text-transform="none" fo:color="#202124" style:text-position="super 58%" style:font-name="Google Sans" fo:font-size="16.5pt" fo:letter-spacing="normal" fo:font-style="normal" fo:font-weight="normal" style:font-weight-asian="bold" style:font-weight-complex="bold"/>
    </style:style>
    <style:style style:name="T6" style:family="text">
      <style:text-properties fo:font-variant="normal" fo:text-transform="none" fo:color="#202124" style:text-position="super 58%" style:font-name="Google Sans" fo:letter-spacing="normal" fo:font-style="normal" fo:font-weight="normal" style:font-weight-asian="bold" style:font-weight-complex="bold"/>
    </style:style>
    <style:style style:name="T7" style:family="text">
      <style:text-properties fo:font-variant="normal" fo:text-transform="none" fo:color="#202124" style:text-position="super 58%" fo:font-size="16.5pt" fo:letter-spacing="normal" fo:font-style="normal" fo:font-weight="normal" style:font-weight-asian="bold" style:font-weight-complex="bold"/>
    </style:style>
    <style:style style:name="T8" style:family="text">
      <style:text-properties fo:font-variant="normal" fo:text-transform="none" fo:color="#202124" style:text-position="super 58%" fo:font-size="16.5pt" fo:letter-spacing="normal" fo:font-style="normal" fo:font-weight="bold" style:font-weight-asian="bold" style:font-weight-complex="bold"/>
    </style:style>
    <style:style style:name="T9" style:family="text">
      <style:text-properties fo:font-variant="normal" fo:text-transform="none" fo:color="#202124" style:text-position="super 58%" fo:letter-spacing="normal" fo:font-style="normal" fo:font-weight="normal" style:font-weight-asian="bold" style:font-weight-complex="bold"/>
    </style:style>
    <style:style style:name="T10" style:family="text">
      <style:text-properties fo:font-variant="normal" fo:text-transform="none" fo:color="#202124" fo:font-size="16.5pt" fo:letter-spacing="normal" fo:font-style="normal" fo:font-weight="normal"/>
    </style:style>
    <style:style style:name="T11" style:family="text">
      <style:text-properties fo:font-variant="normal" fo:text-transform="none" fo:color="#222222" style:font-name="Arial1" fo:font-size="12pt" fo:letter-spacing="normal" fo:font-style="normal" fo:font-weight="normal"/>
    </style:style>
    <style:style style:name="T12" style:family="text">
      <style:text-properties fo:font-variant="normal" fo:text-transform="none" fo:color="#222222" fo:font-size="12pt" fo:letter-spacing="normal" fo:font-style="normal" fo:font-weight="normal"/>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style:text-position="super 58%"/>
    </style:style>
    <style:style style:name="T17" style:family="text">
      <style:text-properties style:text-position="super 58%" fo:font-size="16pt" fo:font-weight="bold" style:font-size-asian="16pt" style:font-weight-asian="bold" style:font-size-complex="16pt" style:font-weight-complex="bold"/>
    </style:style>
    <style:style style:name="T18" style:family="text">
      <style:text-properties style:text-position="super 58%" fo:font-size="16pt" fo:font-weight="normal" style:font-size-asian="16pt" style:font-weight-asian="normal" style:font-size-complex="16pt" style:font-weight-complex="normal"/>
    </style:style>
    <style:style style:name="T19" style:family="text">
      <style:text-properties style:text-position="super 58%" fo:font-weight="bold" style:font-weight-asian="bold" style:font-weight-complex="bold"/>
    </style:style>
    <style:style style:name="T20" style:family="text">
      <style:text-properties style:text-position="super 58%" style:font-name="Times New Roman" fo:font-weight="normal" style:font-weight-asian="normal" style:font-weight-complex="normal"/>
    </style:style>
    <style:style style:name="T21" style:family="text">
      <style:text-properties style:text-position="super 58%" fo:font-weight="normal" style:font-weight-asian="normal" style:font-weight-complex="normal"/>
    </style:style>
    <style:style style:name="T22" style:family="text">
      <style:text-properties style:text-position="super 58%" style:font-name="Calibri1" fo:font-size="28pt" fo:font-weight="bold" style:font-size-asian="28pt" style:font-weight-asian="bold" style:font-size-complex="28pt" style:font-weight-complex="bold"/>
    </style:style>
    <style:style style:name="T23" style:family="text">
      <style:text-properties fo:color="#000000"/>
    </style:style>
    <style:style style:name="T24" style:family="text">
      <style:text-properties fo:color="#000000" style:text-position="33% 80%" fo:font-size="10pt"/>
    </style:style>
    <style:style style:name="T25"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Iowa Iowa City Mission Weekly Update Friday August 7</text:span> <text:tab/><text:tab/></text:p>
      <text:p text:style-name="P6">Dear Friends and Family,</text:p>
      <text:p text:style-name="P6"/>
      <text:p text:style-name="P6">It has been another great week in the Iowa City Mission.   After surpassing our mission goal for baptisms last month, you can imagine that the enthusiasm and the pace of the work has picked up to do at least as well this month.   All the missionaries continue to grow in their abilities to reach out in different ways and contact those that the Lord has prepared and are looking for the gospel.</text:p>
      <text:p text:style-name="P6"/>
      <text:p text:style-name="P6">I have to share a miracle that one companionship experienced recently.   There are very few restaurants in Iowa that are open for dining in.   You can walk into most of the fast food places and get your order but then you have to leave to eat it, or you sit outside to do so.   This companionship went to get some burgers and when they got their food, the clerk had written his name and phone number on the receipt and asked them to call him as he wanted to learn about the church.  Was is coincidence those Elders chose to get those burgers that day???   Probably not.  </text:p>
      <text:p text:style-name="P6"/>
      <text:p text:style-name="P6">This week was Zone Conference and we had the opportunity to meet in 2 groups via Zoom on separate days and enjoy the Spirit as we were taught about becoming consecrated missionaries.   President Sturm taught from a talk that was given at the MTC by Elder Ted McAllister about 10 years ago, where Elder McAllister explained what it means to "put everything on the altar" and to totally dedicate ourselves to being whatever Heavenly Father needs us to be.  I couldn't help but think as we were listening, that besides bringing the gospel to Heavenly Father's children, this is the meat as to what a mission does for missionaries.    If they understand this concept, they will remain active as well as be well grounded and productive members, fathers, mothers and children of God for the rest of their lives.   I hope your missionary will share some of their thoughts and feelings with you about the Zone Conference when you talk to them next time.   Zone Conference week is always awesome.</text:p>
      <text:p text:style-name="P6"/>
      <text:p text:style-name="P6">I suppose since I am the Mission Nurse, I should give you a health update.  I am happy to report that we have no active cases of COVID infection and no one in quarantine so that means no exposures that we know of.   As you can tell by the fact that we had Zone Conference via Zoom, we have not been given permission by the Area Presidency to start meeting together in large groups yet.   Although the missionaries may get together for a rare Zone activity, they are not in groups greater than about 35-40 missionaries.   Some of the smaller ward and branch units have resumed abbreviated Sacrament Meetings on Sundays and if your missionary is assigned to one of those units, they do meet with their unit for the Sacrament.   We are hopeful that all the units throughout the Mission will be meeting for Sacrament Meetings within this next month.   We are all looking forward to that.   It will be so wonderful to see friends and ward members' faces again, even with masks over them. </text:p>
      <text:p text:style-name="P6"/>
      <text:p text:style-name="P6">Thank you all for your support and love.  We know that you pray for your missionary, but we hope you know that we pray for all of you too.  We pray that you are healthy, happy and that you are feeling the blessings of your family's sacrifices of having a missionary in the field.</text:p>
      <text:p text:style-name="P6"/>
      <text:p text:style-name="P6">Sincerely,</text:p>
      <text:p text:style-name="P6">Sister Taylor </text:p>
      <text:p text:style-name="P6"/>
      <text:p text:style-name="P6"/>
      <text:p text:style-name="P10"><text:soft-page-break/><text:span text:style-name="T10">Iowa Iowa City Weekly Report -June 26 2020</text:span> </text:p>
      <text:p text:style-name="P6"/>
      <text:p text:style-name="P6">Dear family and friends,</text:p>
      <text:p text:style-name="P6"/>
      <text:p text:style-name="P6">We are happy to report another healthy week in our mission.  We have had a few illnesses but no Covid-19 related so that is always good.  The Lord is truly protecting our missionaries.   We are hearing concerning things about Covid in Utah,Texas and Arizona though, so if any of you or your loved ones are affected, please know that our thoughts and prayers are with you.</text:p>
      <text:p text:style-name="P6"/>
      <text:p text:style-name="P6">We are cautiously moving forward in regards to resuming "normalcy" (whatever that is now).  As of today the states of Iowa, Illinois and Missouri are open to groups of up to 50 meeting together.  Since Illinois requires masks when out in public, we are asking all our missionaries to honor and sustain the law and wear masks when in public.  We all move together in the mission.  That is also the recommendation of the Missionary Department so we appreciate your reinforcement of those instructions with your missionary.  Some of our wards and branches have resumed abbreviated sacrament meetings and the missionaries serving in those units are allowed to meet with them.  Those missionaries who don't meet with their units still can meet together in Districts to have the sacrament, so all are covered and are able to attend somewhere.    </text:p>
      <text:p text:style-name="P6"/>
      <text:p text:style-name="P6">This week we had Zone Conference which was held as a 3 hour Zoom Meeting.  President and Sister Sturm taught us well from D&amp;C 123 and gave us insight into the Prophet Joseph's experiences in Liberty Jail.  We like to think of this as "Joseph's Mission" because he was here building Nauvoo, the Church and Zion.  The added insights regarding his character and attributes were humbling to learn about and much more real as we are here where he lived and worked.   I hope you'll get an opportunity to talk with your missionary about his/her feelings and thoughts about the Prophet and the many hard things that he did.   </text:p>
      <text:p text:style-name="P6"/>
      <text:p text:style-name="P6">Our missionaries are working hard too.   We have baptisms scheduled for every Saturday and we are seeing many miracles as we reach out to people in a different way. There are numerous stories of people asking to be taught via electronics that would probably not have reached out to the missionaries any other way.   These missionaries can do this...... in fact, they are doing this and we appreciate you encouraging them to do hard things!</text:p>
      <text:p text:style-name="P6"/>
      <text:p text:style-name="P6">Thanks for preparing them well.</text:p>
      <text:p text:style-name="P6"/>
      <text:p text:style-name="P6">Sister Taylor </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text:span text:style-name="T10">Iowa Iowa City Mission Update - Friday June 19, 2020</text:span> </text:p>
      <text:p text:style-name="P10"/>
      <text:p text:style-name="P6">Dear Family and Friends,</text:p>
      <text:p text:style-name="P6"/>
      <text:p text:style-name="P6">First of all I must apologize to any of you who may have tried to call the Mission Office over the last few weeks to ask questions about your missionary.   We have had an inordinate amount of trouble with our main phone line intermittently going out.   Finally about 2 weeks ago, it went out completely and we were able to get a repairman out to look at it.   Iowa has a great number of red and black squirrels and the warm weather has brought out herds of them.   Apparently one of them took a liking to telephone cable and chewed through our main line coming into the building.   We are all up and running again, so if you need to call our office you will now be able to get through.</text:p>
      <text:p text:style-name="P6"/>
      <text:p text:style-name="P6">We welcomed 15 new missionaries this week to our Mission which brings our total number to 193 missionaries.  Four of these missionaries are brand new from their home MTC experience and the other 11 are reassigned from other missions.  We love having that new missionary fire and enthusiasm and of course the reassigned missionaries just add to the Mission's ability to reach more populations who don't speak English.   It is so awesome to see how the Lord prepares people and then puts the right missionary in the right place at the right time.   What a blessing to be a missionary at this time in history.   It certainly is better than sitting in the basement binge watching NetFlix.</text:p>
      <text:p text:style-name="P6"/>
      <text:p text:style-name="P6">Healthwise, our missionaries are very healthy and for the most part all are doing well and none have COVID symptoms.   Restrictions are slowly being lifted by the respective governors of Iowa, Illinois and Missouri.   Everyone can get a haircut, although they may have to wait for a bit, all the grocery stores are open and most restaurants are open at least for take out.  Plans are being formulated among the Priesthood Leaders in the different stakes for safely resuming abbreviated Sacrament Meetings and when those plans are in place, then we will know when the mission can move forward to rejoin their activities.  All areas of the Mission will move ahead into restarting "normal" activities together, so we will be moving at the speed of the slowest area.    It is a time we are all looking forward to.</text:p>
      <text:p text:style-name="P6"/>
      <text:p text:style-name="P6">Meanwhile the missionaries continue to teach and are working toward their new goals for June.   Everyone's technology skills are improving and our Mission is stronger and more united in supporting each other than ever.   We are truly blessed. </text:p>
      <text:p text:style-name="P6"/>
      <text:p text:style-name="P6">Lots of great opportunities this coming week:  Zone Conference via Zoom and we always enjoy that, 15 minute devotionals every morning via Zoom at 8:45, President Sturm's weekly gospel study class via Zoom and a weekly devotional from the Missionary Department every Thursday evening.   So we are busy, studying, working and learning as well as finding and teaching.  It makes for a very full week.   Thanks to all of you parents for raising and growing such awesome missionaries.   IICM Missionaries are the best. </text:p>
      <text:p text:style-name="P6"/>
      <text:p text:style-name="P6">Sincerely,</text:p>
      <text:p text:style-name="P6">Sister Taylor </text:p>
      <text:p text:style-name="P10"/>
      <text:p text:style-name="P10"/>
      <text:p text:style-name="P10"><text:soft-page-break/></text:p>
      <text:p text:style-name="P10"><text:span text:style-name="T10">Iowa Iowa City Mission Weekly Update - Friday June 5, 2020</text:span> </text:p>
      <text:p text:style-name="P10"><text:span text:style-name="T12">Dear Family and Friends,</text:span></text:p>
      <text:p text:style-name="P6"><text:tab/>First of all welcome to any families that are new to our email group.   You are getting this email because you have a missionary in the Iowa Iowa City Mission and we want you to know what is going on with your missionary.</text:p>
      <text:p text:style-name="P6"><text:tab/>Wow!  I am sure that you will agree that this has been a truly wild week in our country.   No matter what your opinion or political leaning, this has been a difficult week for everyone.   First of all, I am happy to report that all of our missionaries are accounted for, safe and generally healthy.   We did have three Sisters who were involved in a car accident and one Sister who was bitten by a dog, but none were seriously injured.   All four are still able to work and do not appear to have any lasting effects from these incidents.   Please don't worry that this may have been your missionary.   If you didn't get a phone call, it wasn't your missionary.</text:p>
      <text:p text:style-name="P6"><text:tab/>I hope all of you were able to read President Sturm's email to you on Monday of this week regarding the protests and civil unrest that is happening.  The missionaries always have a 9 pm curfew but that was moved to 6 or 7 pm depending on where the protests were located.   No missionaries were involved in any of the protests or incidents that developed because of them.   Things appear to have calmed down significantly in Iowa during the last 48 hours and the earlier curfew was lifted last night.  However it was accompanied with a caution to avoid any crowds or large gatherings of any kind and the downtown areas of all cities.   Everyone has been obedient to those instructions.  Of course we, like you, are monitoring the situation daily and President Sturm will make whatever adjustments he needs to schedules or living situations as conditions change to make sure that all our missionaries are safe.  Making sure that all of our missionaries are safe is foremost in our mind right now, but we also pray for those who are in turmoil or are grieving and hope that these situations can be resolved soon and peace restored.   </text:p>
      <text:p text:style-name="P6"><text:tab/>We welcomed 7 new elders to the mission this week.   They have been reassigned to the Iowa City Mission from Madagascar, Brazil, Chile, Ivory Coast and Zambia.   We certainly welcome their experience and especially their language skills.   I have mentioned this before but since we have so many new families in our email group, I will repeat myself.   The midwest has a very large immigrant population, especially from South America and Africa.   Having more than just a handful of missionaries that are fluent in these languages really gives a boost to the Mission's ability to connect and communicate with these groups in our communities.   They are a great blessing to us.</text:p>
      <text:p text:style-name="P6"><text:tab/>The missionaries continue to work mostly from their apartments and are looking forward to the day they can return to church meetings, meeting investigators face-to-face and especially having dinners in the member's homes.   In the meantime, they are working diligently via Facebook and on-line referrals to find those are interested in their message.   I hope you are following your missionary's Facebook page.   Some of the videos and spots they are producing are really, really good.   They are very talented and since they are sharing the best messages possible, it is inspiring to see what they are doing. </text:p>
      <text:p text:style-name="P6"/>
      <text:p text:style-name="P6">Stay safe and please reach out to us if you have concerns or questions about your missionary.</text:p>
      <text:p text:style-name="P6"/>
      <text:p text:style-name="P6">Sincerely,</text:p>
      <text:p text:style-name="P6">Sister Taylor</text:p>
      <text:p text:style-name="P10"/>
      <text:p text:style-name="P10"><text:soft-page-break/><text:span text:style-name="T10">Weekly message from the Iowa Iowa City Mission - May 15, 2020</text:span> </text:p>
      <text:p text:style-name="P10"/>
      <text:p text:style-name="P6">Dear Family and Friends,</text:p>
      <text:p text:style-name="P6"/>
      <text:p text:style-name="P6">We have exciting news here in Iowa today.  We are beginning to reopen!   Governor Reynolds announced this week that as of today most stores, restaurants, hair salons/barber shops, malls and fitness centers can reopen with social distancing restrictions.   This means those businesses are only able to have about 50% of the number of people prior to COVID 19 in their buildings at one time and everyone is still expected to maintain 6 feet distance from others and wear masks, but we are making progress.  Missouri opened many of its stores last week while Illinois is probably another week behind.   Everywhere we still have restrictions about getting closer than 6 ft to others and everyone is strongly encouraged to wear a mask when in public, although it seems many people don't.   We are continuing to ask the missionaries to wear their masks in public as we believe in honoring, obeying and sustaining the law as well as wanting to be good citizens who care about others' health.  So that is what the community climate is like here in the Iowa City Mission.</text:p>
      <text:p text:style-name="P6"/>
      <text:p text:style-name="P6">The missionaries are particularly excited that they will be able to get a haircut someday soon.   Right now we have some that are pretty bushy and others that have pretty long curls.   I have been encouraging them to make sure and take pictures.   They want to have proof when they tell their grandchildren that they got to have longer hair on their mission. </text:p>
      <text:p text:style-name="P6"/>
      <text:p text:style-name="P6">As far as illnesses and missionary health is concerned....everyone is doing really well.   I have to admit washing your hands, not touching your face and social distancing appears to work for all kinds of diseases, not just COVID 19.   No one in the mission has even had a cold for almost 3 months.  Maybe we should do this every cold and flu season?    I will probably get voted down on that one, but I have sincere hopes that handshaking has been permanently replaced by elbow bumps.  We shall see.  </text:p>
      <text:p text:style-name="P6"/>
      <text:p text:style-name="P6">Spring has also arrived here in Iowa this week.   Lots of thunder and lightning last night, but today it is beautiful.   It is a good day for taking a walk, doing service and generally getting the endorphins moving, so that is what many of the missionaries are doing.   They are able to do outside service projects and many of them have been helping members with yard work and generally spring cleanup outside.   It is good to have face to face contact with the members again even if it is 6 feet away.  </text:p>
      <text:p text:style-name="P6"/>
      <text:p text:style-name="P6">Yesterday, one of their physical challenges was the Flamingo Hymn Singing and I thought you may enjoy it during your Family Home Evening this week.   Try it and when you talk to your missionary, compare with his or her score.   Stand on one foot while singing all 7 verses of If You Could Hie to Kolob (Hymn 284).  You are out when the other foot touches the floor.   If you are still going, continue by singing all 7 verses of A Poor Wayfaring Man of Grief (Hymn 29).   Whoever gets the most points wins.   You get to decide on prizes or bragging rights.   </text:p>
      <text:p text:style-name="P6"/>
      <text:p text:style-name="P6">Have a great week and stay healthy.   Your missionaries are doing great!</text:p>
      <text:p text:style-name="P6">Sister Taylor </text:p>
      <text:p text:style-name="P10"/>
      <text:p text:style-name="P10"/>
      <text:p text:style-name="P10"><text:soft-page-break/><text:span text:style-name="T10">Iowa Iowa City Mission Update</text:span> <text:span text:style-name="T14">– </text:span><text:span text:style-name="T15">May 8</text:span><text:span text:style-name="T18">th</text:span></text:p>
      <text:p text:style-name="P3">Dear Family and Friends,</text:p>
      <text:p text:style-name="P6"/>
      <text:p text:style-name="P6">It's hard to believe that Friday is here again.  We have had a busy week here in the mission.   On Wednesday morning we had 12 missionaries go home.  It was bittersweet to see them leave, but know that they have served well and completely.  We certainly wish them well as they move on to the next adventures in their lives.</text:p>
      <text:p text:style-name="P6"/>
      <text:p text:style-name="P6">On Wednesday evening we had 19 missionaries arrive and Thursday evening we received another 7.   All but 3 of our arriving missionaries are ones who were evacuated from a foreign mission and brought back to the US.   We are very excited to have all 26 of them.   They will be a real asset to the mission with their language skills, their knowledge of different cultures as well as just being seasoned missionaries.   There is a large immigrant population in Iowa speaking many different languages.   Having a missionary available who can speak these languages will open many doors.   (When I came to Iowa, I had no idea that people here are being taught in Marshallese, French, Spanish, Swahili and Chinese.  It is so amazing to watch how the Lord works to put his missionaries exactly where he needs them to be.)</text:p>
      <text:p text:style-name="P6"/>
      <text:p text:style-name="P6">I am pleased to report that no one has COVID 19 infection or any other illnesses, for that matter.  We do have two Elders who were exposed to a member of their ward who has tested positive.  That exposure was 8 days prior to her being tested.   They have not shown any symptoms and are practicing strict social distancing to avoid spreading any of their own germs.  If they remain symptom free through this weekend, they will no longer be considered at risk.   So at least for now, all is well on the health front. </text:p>
      <text:p text:style-name="P6"/>
      <text:p text:style-name="P6">This week we have noticed a definite relaxing of restrictions as far as people being out and about in terms of traffic on the roads and in the few stores that are open.  We are glad to report that our entire mission is no longer under strict stay at home orders.  Our missionaries in Illinois have been obediently doing that for many weeks now, but as of yesterday they too can resume meeting in groups of 10 or less.   This is especially welcome news as they will be able to meet together in Districts for the Sacrament and start holding baptismal services again.   The light at the end of our tunnel just got a little brighter.  </text:p>
      <text:p text:style-name="P6"/>
      <text:p text:style-name="P6">We continue to encourage all our missionaries to wear masks while out in public and thanks to all you great moms and grandmothers, we have plenty of masks for all our missionaries.   All your wonderful support and caring have been a real asset to our missionaries during this difficult time.   While it is not over yet, we all seem to have a renewed sense of hope that while things will probably never go back to the way they were before the pandemic arrived, we are surviving, doing hard things and accomplishing the things the Lord sent us here to accomplish.   We are finding many good things that we will be taking with us when this part of our history has passed.</text:p>
      <text:p text:style-name="P6"/>
      <text:p text:style-name="P6">Happy Mother's Day to all you Mothers and Grandmothers.   You are the best!!</text:p>
      <text:p text:style-name="P6"/>
      <text:p text:style-name="P6">Sincerely,</text:p>
      <text:p text:style-name="P6">Sister Taylor</text:p>
      <text:p text:style-name="P11"><text:soft-page-break/><text:span text:style-name="T9">Iowa City Mission Update - Friday April 24, 2020</text:span><text:span text:style-name="T19"> </text:span></text:p>
      <text:p text:style-name="P8"><text:span text:style-name="T16">Dear Family and Friends,</text:span></text:p>
      <text:p text:style-name="P6">Happy Friday.   We hope you are all well and coping with the constant change that is going on in our communities and the world.   Our missionaries are doing well and staying healthy.   I can happily report that they are obedient and continue to practice strict social distancing.   This means that they are much less likely to come in contact with anyone who may be carrying the COVID virus (or any other disease) and consequently no one reported anything even remotely suspicious this week.</text:p>
      <text:p text:style-name="P6"/>
      <text:p text:style-name="P6">I again would like to thank all of you moms and grandmas that sewed masks for us.   Thanks to your efforts we now have more than enough for our missionaries plus some for a back-up "stash".   This will enable us to have masks ready for new missionaries who (we hope) will soon be coming to our mission.   THANK YOU, THANK YOU, THANK YOU.</text:p>
      <text:p text:style-name="P6"/>
      <text:p text:style-name="P6">We have had a lot going on in the Mission this week.  All the different companionships were challenged to create and post a new Facebook page and start posting 2-3 inspirational, thought-provoking, hopeful messages on it every day.   These should invite anyone who visits there to come closer to Christ and have the desire to learn more.   Those have all been downloaded now and as you can imagine, they are having mixed success.   We would encourage you to discuss your missionary's individual efforts with him/her so that you can view what they have accomplished.   Then you can "like" them and "share" them to help spread the word too. </text:p>
      <text:p text:style-name="P6"/>
      <text:p text:style-name="P6">On Tuesday evening, we were blessed to participate in a world-wide missionary devotional with Elder Garrit W. Gong, a member of the Quorum of the Twelve.   He shared a wonderful message of encouragement and hope for all missionaries and discussed some of the decisions that many are facing regarding their decision to serve.   He encouraged all of us to focus on being willing and available to serve however and wherever the Lord needs us.  He also shared some interesting numbers and statistics about the giant force of missionaries we have in the world as well as some of the logistics involved in moving missionaries around the world and returning huge numbers of them back to their home countries.   He assured us that new mission applications continue to be processed and calls are still being extended.   Needless to say, the Brethren and all those who help them are very busy.  And all the while mostly doing it working from home via Zoom, Skype or video calls and practicing social distancing.   When I ponder the scope and magnitude of this work, I have no doubts that the Lord is in charge or it would simply collapse from the chaos of the entire thing.  It also makes me very excited to see what the nuts and bolts of missionary work is going to be in the future.   What an exciting time to be a member of Christ's Church!</text:p>
      <text:p text:style-name="P6"/>
      <text:p text:style-name="P6">Today I thought it might be interesting for you to get updates from someone other than myself so I surveyed 5 different missionaries and asked them this question:  "If you had the opportunity to talk to all the parents of our missionaries, what would be the most important thing that you could tell them?"  </text:p>
      <text:p text:style-name="P6"/>
      <text:p text:style-name="P6">One Elder said "Some missionaries are in a Laman/Lemuel period right now.   A few missionaries are feeling sorry for themselves and we are working on that.  Please tell the parents to just encourage their missionary so they will know how important this is."</text:p>
      <text:p text:style-name="P6"><text:soft-page-break/></text:p>
      <text:p text:style-name="P6">Each week the companionships send in reports listing numbers of how many lessons they taught, how many people "attended church" with them, and how many new contacts they made.   The goal of course is to have any number other than 0 as answers to those questions.   In regards to this, 3 Elders said "We really don't want to have 0's.  Please tell the parents that we are trying hard not to have 0's."</text:p>
      <text:p text:style-name="P6"/>
      <text:p text:style-name="P6">Then two Sisters summed it up well, I think, when they said "We are pretty socially isolated and P-days are pretty long and not as much fun as they used to be.   It would be awesome if we got up on Monday mornings and our in-boxes were so full that it took us hours to get through all the e-mails."</text:p>
      <text:p text:style-name="P6"/>
      <text:p text:style-name="P6">So there you have it, straight from the horse's mouths.   That is what your missionaries need, lots of encouragement and support.   You have the next two days before their next P-day and I challenge all of you to get everyone you know to send them an email and make this next P-day one they won't quickly forget.</text:p>
      <text:p text:style-name="P6"/>
      <text:p text:style-name="P6">Thanks for everything.</text:p>
      <text:p text:style-name="P6">Sister Taylo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2">Iowa City Mission Update - Monday 20 April 2020</text:span> </text:p>
      <text:p text:style-name="P6"/>
      <text:p text:style-name="P6">Dear Family and Friends,</text:p>
      <text:p text:style-name="P6"/>
      <text:p text:style-name="P6">Today was P-day here in Iowa and ......  so far so good.   The missionaries had the option of getting together in Districts (6-8 missionaries) and socializing for a bit or maybe playing a game of Horse at the meetinghouse gym.   Tonight we have no reports of injuries or illnesses and everyone seems to be doing well.   The best news of all for me and Elder Taylor is that all 15 quarantined missionaries (which included us) have no symptoms and are out of quarantine today.  </text:p>
      <text:p text:style-name="P6"/>
      <text:p text:style-name="P6">As we all begin to poke our heads out of this "bubble" we have been living in for the last few weeks, we are starting to get questions about what the future is going to look like.   For almost all of those questions, the answer is  "We don't know for sure."  We are supposed to get new missionaries arriving in our mission in 10 days, but we don't know if they will arrive or not.   We don't know when it will be safe for the missionaries to be out walking around and contacting people on the street.   We don't know when it will be safe for the missionaries to go to members' homes for dinners.   We don't know when it will be safe for them to do exchanges with other missionaries again and we don't know when we'll be able to go back to church at the meetinghouses or resume our service activities in the community.   I am sure that you have many of the same sorts of questions in your own lives about your daily schedules, jobs, finances, etc. etc.   This uncertainty causes stress and it is only normal for everyone to feel it in some way.  </text:p>
      <text:p text:style-name="P6"/>
      <text:p text:style-name="P6">I am happy to report though that for the most part, the missionaries are handling this stress very well.   Some days are hard of course but then they pick themselves up and do whatever they are asked to do.   They are resilient and flexible and are continuing to learn and grow in new skills and testimonies.</text:p>
      <text:p text:style-name="P6"/>
      <text:p text:style-name="P6">One question that we do know the answer to is "My Elder was normally scheduled to come home this fall.   Will he still come home then or will it be earlier?"  The answer to this is if he was scheduled to come home on or after September 1, 2020, his original release date has not changed.  There is no discussion about him coming home earlier.   The current release of Elders at 21 months is an isolated event and is being done in order to make room for Elders who still had many months of their missions left to serve from foreign countries.  In about 4 weeks time, the Church had to relocate approximately 30,000 missionaries.  These "early releases" allowed the thousands of newer missionaries coming back to the states the opportunity to continue serving for more of their dedicated time.  It was solely instigated in order to create space in the state-side missions and had nothing to do with the released missionary's individual worthiness.  They all served well and deserved to be acknowledged for that.   </text:p>
      <text:p text:style-name="P6"/>
      <text:p text:style-name="P6">The Brethren have given clear direction that the date of September 1, 2020 is the end date of this practice.   Our mission's next release date after that is September 9 and if your Elder was always scheduled for that date or later, his end date has not changed.  It is not an "on or about" thing.  We hope that clears up any questions some of you have had.  .</text:p>
      <text:p text:style-name="P6"/>
      <text:p text:style-name="P6"><text:soft-page-break/>As I have reported over the last 10 days or so, the missionaries are healthy, know how to be safe and are coping well.  As you can tell from my e-mails the last few nights, I don't have anything of imminent concern to report to you.   We seem to be entering another phase in this whole adventure so, as good missionaries do, we are going to adapt.   Starting this week I am going to spread these e-mails out a bit so as not to just fill up your mailbox.  After this I will write on Friday evenings and bring you up to date on what is happening in the mission from a health standpoint as well as any clarifications or information that you need to know about.   Rest assured that we are working diligently to stay on top of any new developments that may arise and will let you know as soon as possible of any concerns.</text:p>
      <text:p text:style-name="P6"/>
      <text:p text:style-name="P6">Of course if you hear rumors or have questions about something please feel free to e-mail me and I will answer.   If it is a question that many people are asking, I will send out an extra group e-mail.  </text:p>
      <text:p text:style-name="P6"/>
      <text:p text:style-name="P6">Thanks so much for your support.  Please be safe as things begin to change again and know that we are on this adventure together.   The ride seems to have smoothed a little bit right now and even though there will probably be more bumps ahead, the missionaries are keeping their seatbelts and masks on and moving forward.   We pray that you are too.  Remember we didn't come this far, just to come this far.</text:p>
      <text:p text:style-name="P6"/>
      <text:p text:style-name="P6">Have a great week!</text:p>
      <text:p text:style-name="P6">Sister Taylor    </text:p>
      <text:p text:style-name="P6"/>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oft-page-break/><text:span text:style-name="T9">Iowa City Mission Update - Saturday 18 April 2020</text:span><text:span text:style-name="T19"> </text:span></text:p>
      <text:p text:style-name="P9"><text:span text:style-name="T16">Dear Family and Friends,</text:span></text:p>
      <text:p text:style-name="P6"/>
      <text:p text:style-name="P6">It has been a slow day in the Mission today.  The sun is shining today and  there is no more snow either on the ground or in the forecast.   The missionaries are continuing to teach via electronics with some success.   We have had a total of 4 baptisms in the Mission so far this month with a goal of 8 more, however there were none today.   People are out there looking for the peace that the gospel brings and the missionaries are reporting many good conversations and lessons being taught.  Several people are on date, so the work is moving forward, albeit slower than we would like.</text:p>
      <text:p text:style-name="P6"/>
      <text:p text:style-name="P6">No doubt, just like you, the missionaries are tired of being in their apartments so much.   The President has given the missionaries in Iowa permission to meet together in districts briefly tomorrow long enough to partake of the Sacrament.  It no doubt will buoy up everyone's spirits to see each other again, even if only for 20 minutes.   Your words of encouragement to them would be appreciated and also any care packages with mission appropriate things to break up the monotony would go a long way right now.</text:p>
      <text:p text:style-name="P6"/>
      <text:p text:style-name="P6">Thank you again to all the mothers, grandmothers and aunts who sewed for us.   Tomorrow every missionary will have at least 2 masks and we will have extras for any new missionaries or those who may need another.   Thank you again.   You are awesome and many of these masks are true works of art. </text:p>
      <text:p text:style-name="P6"/>
      <text:p text:style-name="P6">Just as a point of interest, your family may want to try the missionaries challenge for today.   Read Mosiah 24;14, then see how many one-legged squats you can do in 30 seconds.   Repeat twice on the same leg and count up your combined scores.   Largest number wins.   See if you can beat your missionary.</text:p>
      <text:p text:style-name="P6"/>
      <text:p text:style-name="P6">Thanks for all your love and support,</text:p>
      <text:p text:style-name="P6">Sister Taylor  </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oft-page-break/><text:span text:style-name="T9">Iowa City Mission Update - Saturday 18 April 2020</text:span><text:span text:style-name="T19"> </text:span></text:p>
      <text:p text:style-name="P12"><text:span text:style-name="T21">Dear Family and Friends,</text:span></text:p>
      <text:p text:style-name="P3">It has been a slow day in the Mission today.  The sun is shining today and  there is no more snow either on the ground or in the forecast.   The missionaries are continuing to teach via electronics with some success.   We have had a total of 4 baptisms in the Mission so far this month with a goal of 8 more, however there were none today.   People are out there looking for the peace that the gospel brings and the missionaries are reporting many good conversations and lessons being taught.  Several people are on date, so the work is moving forward, albeit slower than we would like.</text:p>
      <text:p text:style-name="P3"/>
      <text:p text:style-name="P3">No doubt, just like you, the missionaries are tired of being in their apartments so much.   The President has given the missionaries in Iowa permission to meet together in districts briefly tomorrow long enough to partake of the Sacrament.  It no doubt will buoy up everyone's spirits to see each other again, even if only for 20 minutes.   Your words of encouragement to them would be appreciated and also any care packages with mission appropriate things to break up the monotony would go a long way right now.</text:p>
      <text:p text:style-name="P3"/>
      <text:p text:style-name="P3">Thank you again to all the mothers, grandmothers and aunts who sewed for us.   Tomorrow every missionary will have at least 2 masks and we will have extras for any new missionaries or those who may need another.   Thank you again.   You are awesome and many of these masks are true works of art. </text:p>
      <text:p text:style-name="P3"/>
      <text:p text:style-name="P3">Just as a point of interest, your family may want to try the missionaries challenge for today.   Read Mosiah 24;14, then see how many one-legged squats you can do in 30 seconds.   Repeat twice on the same leg and count up your combined scores.   Largest number wins.   See if you can beat your missionary.</text:p>
      <text:p text:style-name="P3"/>
      <text:p text:style-name="P3">Thanks for all your love and support,</text:p>
      <text:p text:style-name="P3">Sister Taylor  </text:p>
      <text:p text:style-name="P3"/>
      <text:p text:style-name="P11"><text:span text:style-name="T19"/></text:p>
      <text:p text:style-name="P11"><text:span text:style-name="T19"/></text:p>
      <text:p text:style-name="P11"><text:span text:style-name="T19"/></text:p>
      <text:p text:style-name="Standard"/>
      <text:p text:style-name="Standard"/>
      <text:p text:style-name="Standard"/>
      <text:p text:style-name="Standard"/>
      <text:p text:style-name="Standard"/>
      <text:p text:style-name="Standard"/>
      <text:p text:style-name="Standard"/>
      <text:p text:style-name="Standard"/>
      <text:p text:style-name="P4"><text:soft-page-break/>Iowa City Mission Update - Thursday 16 April 2020 </text:p>
      <text:p text:style-name="P3"/>
      <text:p text:style-name="P3">Dear Friends and Family,</text:p>
      <text:p text:style-name="P6"/>
      <text:p text:style-name="P6">I'm sure all of you can sympathize how hard it is to come up with something to say when you really don't have anything to say.   Well that's the case for me tonight.   The missionaries as a whole are healthy.   While there continue to be a few new COVID 19 cases in the population around us, none of our missionaries are among them.   On the whole, they are well and working hard.  </text:p>
      <text:p text:style-name="P6"/>
      <text:p text:style-name="P6">They have spent the day training on how to build a Facebook page and how to "drive" viewers to look at them and then have those viewers "like" those pages.   Obviously for some this is easy and for others, it is just plain work.  However that is what missionary work is.  Some parts are easy and some parts are just plain work.    It is the end of the week again already so I hope you get the opportunity to talk with your missionary in the next few days and have them talk with you about their different projects and the challenges they are facing together.</text:p>
      <text:p text:style-name="P6"/>
      <text:p text:style-name="P6">Thanks again to all those who have done sewing for us.  I was able to send out another 30 masks today.   Almost every missionary will have two masks in the next few days and we will start collecting some for the new missionaries that we are hopeful of getting, someday, on the other side of this.</text:p>
      <text:p text:style-name="P6"/>
      <text:p text:style-name="P6">Thanks for all your support.</text:p>
      <text:p text:style-name="P6"/>
      <text:p text:style-name="P6">Sister Taylor</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Standard"/>
      <text:p text:style-name="Standard"/>
      <text:p text:style-name="P5"><text:soft-page-break/>Iowa City Mission Update Wednesday 15 April 2020 </text:p>
      <text:p text:style-name="P5"/>
      <text:p text:style-name="P3">Dear Family and Friends,</text:p>
      <text:p text:style-name="P6"/>
      <text:p text:style-name="P6">All is well tonight in Iowa, although we did wake up to about 1/2" of snow all over the state of Iowa   So, it seems it is beginning to look a lot like Christmas on what used to be called Tax Day.   It appears that we will have new challenges everyday.  There are forecasts of more snow tomorrow, so I guess we are not quite finished with winter yet.   All the missionaries are healthy however and there are no COVID symptoms to report anywhere in the mission in spite of the weather. </text:p>
      <text:p text:style-name="P6"/>
      <text:p text:style-name="P6">We were able to participate in a special Missionary Devotional from Salt Lake last evening and listen to the words of Elder Robert C. Gay as he talked about trusting in the Lord, being patient and knowing that the Lord is in charge.  This morning we had a gospel study class with President Sturm as he taught about truth and how to recognize it.   Both were very thought provoking and spoke to what is happening not only in the mission field but in the world at large.    One quote from Elder Gay that I took to heart was "It is interesting to note that the first word in the Doctrine &amp; Covenants is the word Hearken."   </text:p>
      <text:p text:style-name="P6"/>
      <text:p text:style-name="P6">The rest of the week is busy for the missionaries as they have all been challenged to create Facebook pages with the goal to "go live" next Wednesday.   There is a lot to learn for many of the missionaries so numerous help sessions have been scheduled between now and then.  In short the missionaries are busy and engaged.   We know that some are frustrated with not being out and about, but as Elder Gay said last evening, "Harken".   Now is a good opportunity for learning patience. </text:p>
      <text:p text:style-name="P6"/>
      <text:p text:style-name="P6">Thanks for all your support!</text:p>
      <text:p text:style-name="P6"/>
      <text:p text:style-name="P6">Sister Taylor</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4"><text:soft-page-break/>Iowa City Mission Update - April 8, 2020 </text:p>
      <text:p text:style-name="P3">Dear Family and Friends,</text:p>
      <text:p text:style-name="P3"/>
      <text:p text:style-name="Standard"><text:span text:style-name="T25">There are most likely a number of our parents who are anticipating this email tonight with a bit of anxiety.   First of all, </text:span><text:span text:style-name="Strong_20_Emphasis"><text:span text:style-name="T25">if you did not receive a phone call from President Sturm today, your missionary is not among the ones concerned.</text:span></text:span></text:p>
      <text:p text:style-name="P3"/>
      <text:p text:style-name="P3">I am sorry to report that 3 of our Elders were inadvertently exposed to COVID 19 while participating in a service project last Friday.   We did not become aware of it until last evening when the infected person called our Elders to let them know.   This gentleman did not know that he had the virus and does not currently have any symptoms.   His doctor had required him to be tested prior to a surgery he was scheduled to undergo.  As soon as he found out the results of his test, he immediately contacted everyone that he had been in contact with.   Our thoughts and prayers go out to him, as those calls were very difficult for him to make.  </text:p>
      <text:p text:style-name="P3"/>
      <text:p text:style-name="P3">As soon as we got this call, we immediately put those 3 Elders into quarantine in their apartment and started contacting everyone they had been in contact with since last Friday.   By the end of the evening, the list was up to 19 missionaries, but thankfully no members.  (A tender mercy that we are having church at home now, isn't it?)   Everyone was immediately put into quarantine until all had been questioned and exposure was verified.   By this morning it was determined that 4 out of the 19, while they had been in the same building, did not come in contact with anyone who was most likely infected, so they were given the news that they did not have to remain in quarantine.  They have happily resumed social distancing with more caution.</text:p>
      <text:p text:style-name="P3"/>
      <text:p text:style-name="P3">We explored the possibility of having at least the original 3 Elders tested but since they have no symptoms, it is not an option at this time.  Consequently the 15 missionaries who were exposed are remaining in quarantine for the full 14 days from the date of their individual exposures.   They will not be allowed to leave their apartment for the full 14 days.  None of them have any symptoms and all feel just fine.   Needless to say, social distancing is looking rather appealing to them right now. </text:p>
      <text:p text:style-name="P3"/>
      <text:p text:style-name="P3">We are making back up plans on how to get weekly groceries and laundry taken care of for them, but let me assure you that they will be taken good care of.   None of them will go hungry.  </text:p>
      <text:p text:style-name="P3"/>
      <text:p text:style-name="P3">This coming Monday, the Davenport missionaries who have been in quarantine for the last 10 days are looking forward to being able to step outside their apartments and buy their own groceries.  They all are feeling well and none have developed any symptoms.  At this point in our journey, it's the tender mercies, isn't it?</text:p>
      <text:p text:style-name="P3"/>
      <text:p text:style-name="P3">Thanks again to all of you who are sewing for us.  A few of the missionaries have received a mask from home and a few have been given one by members but the large majority still are without.   We really appreciate your efforts and sacrifices.   Our best wishes for all of you and hope that you are coping with all this change as well as our missionaries are.</text:p>
      <text:p text:style-name="P3"/>
      <text:p text:style-name="P3">Sincerely,</text:p>
      <text:p text:style-name="P3">Sister Taylor    </text:p>
      <text:p text:style-name="P3"><text:soft-page-break/></text:p>
      <text:p text:style-name="Standard"><text:span text:style-name="T13">Iowa City Mission Update Tuesday April 7, 2020 </text:span></text:p>
      <text:p text:style-name="P3"/>
      <text:p text:style-name="P3">Dear Family and Friends,</text:p>
      <text:p text:style-name="Standard"/>
      <text:p text:style-name="P6">Life is exciting in the Iowa City Mission right now!  As I write this we are experiencing a major thunder and lightning storm in Iowa City, which is all rather new and different for us non-native midwesterners.    There are no predictions of tornadoes though, so all is well.   I've never seen golf ball sized hail before, so this promises to be another new experience to add to the journal.  </text:p>
      <text:p text:style-name="P6"/>
      <text:p text:style-name="P6">All the missionaries are well with only one report of a sore throat today.   That missionary has no other symptoms so I am not concerned about his welfare at this point.   The missionaries are continuing to adjust to their new schedule and lifestyle and are finding new ways to communicate and share ideas and lessons with many people they wouldn't normally be able to contact.   Miracles are still happening.  Although it is not about numbers, our Mission actually exceeded our baptismal goal for March by 3 baptisms.   We honestly don't know what the future will look like as far as being able to hold baptismal services for those who want to be baptized now, but we do have a list of investigators who are "on date".   We just don't know how far away that date may be.  </text:p>
      <text:p text:style-name="P6"/>
      <text:p text:style-name="P6">I do think we are all feeling a deep sense of appreciation for the way life used to be.  It is hard for everyone to realize that we can't just get in the car and go out for dinner or drop by someone's home to visit.    One of our Elders who recently went home, used to quote Andy, a character from the TV show, "The Office" and it has certainly come to mind for me lately:   "I wish I'd known I was in the good old days when I was in them."    I think we will all be a little more appreciative for our health and our freedoms when we get to the other side of this.    </text:p>
      <text:p text:style-name="P6"/>
      <text:p text:style-name="P6">Thanks for supporting your missionary,</text:p>
      <text:p text:style-name="P6">Sister Taylor</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3"/>
      <text:p text:style-name="P4"><text:soft-page-break/>Iowa City Mission Update - Saturday April 4, 2020 </text:p>
      <text:p text:style-name="P3"/>
      <text:p text:style-name="P3">Dear Family and Friends,</text:p>
      <text:p text:style-name="P6"/>
      <text:p text:style-name="P6">Oh my goodness, thank you, thank you, thank you!    Missionary Moms are definitely the best.   After my email last night, several moms stepped forward and came to our rescue and are sewing masks as we speak.   (Isn't Relief Society great?)    I think I answered all the e-mails asking where to send masks but just in case I missed someone, please send them to the Mission Office and Sister Sturm and I will make sure they get out to all the missionaries.</text:p>
      <text:p text:style-name="P6"/>
      <text:p text:style-name="P6">Iowa City Mission</text:p>
      <text:p text:style-name="P6">2730 Bradford Dr.</text:p>
      <text:p text:style-name="P6">Iowa City, Iowa    52240</text:p>
      <text:p text:style-name="P6"/>
      <text:p text:style-name="P6">It has been a wonderful day in the mission.   The data caps were raised on all the missionaries' phones a few days ago, so even those quarantined in Davenport have been able to watch all 3 sessions.  They were also able to go outside for a 20 minute walk in the sunshine and count white cars.  (You'll have to ask your missionary for details.)  No one called with any illnesses and those that have had any physical ailments are doing well. </text:p>
      <text:p text:style-name="P6"/>
      <text:p text:style-name="P6">We certainly hope that you have enjoyed these first 3 sessions of General Conference as much as we have.  So many wonderful truths and opportunities for reflection and increased knowledge and understanding.   Just the boost that all of us need at this time in the world.</text:p>
      <text:p text:style-name="P6"/>
      <text:p text:style-name="P6">As always, thanks for all your support and your missionary is doing well today.</text:p>
      <text:p text:style-name="P6"/>
      <text:p text:style-name="P6">Sister Taylor</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3"><text:soft-page-break/><text:span text:style-name="T13">Iowa City Mission Update 4/2/20 </text:span></text:p>
      <text:p text:style-name="P3"/>
      <text:p text:style-name="P3">Dear Family and Friends,</text:p>
      <text:p text:style-name="P6"/>
      <text:p text:style-name="P6">We had a great Zone Conference today, broadcast live from Iowa City to every missionary in the Iowa City Mission.   It was abbreviated from what the missionaries are used to experiencing in person, but these times call for change and flexibility.   There will be some follow up classes and training that will cover using media to fellowship, serve, teach and communicate which will help everyone become even more familiar with the devices they are using.  This will be good information for them to continue using efficiently even after all the COVID craziness is just a distant memory.  </text:p>
      <text:p text:style-name="P6"/>
      <text:p text:style-name="P6">A new daily schedule was introduced which will give much more structure and accountability to each missionary's day.  This will help with adjustment to this new missionary life as well as help the missionaries find and teach those who are seeking for hope and truth during these uncertain times.</text:p>
      <text:p text:style-name="P6"/>
      <text:p text:style-name="P6">Health-wise our mission is doing great.   Only one missionary reported a runny nose today without any other symptoms, so I am not concerned at this point.   Everyone else is doing well and my daily reports to Salt Lake are thankfully rather boring.   We also provided additional training today on social distancing and why it is important.   I truly feel that everyone in the mission understands the importance and is as safe as they possibly can be.   I hope that helps give you peace of mind.  Not only is the Lord protecting your missionary, but they are definitely being proactive in protecting themselves.</text:p>
      <text:p text:style-name="P6"/>
      <text:p text:style-name="P6">Thanks for all your support.</text:p>
      <text:p text:style-name="P6"/>
      <text:p text:style-name="P6">Sincerely,</text:p>
      <text:p text:style-name="P6">Sister Taylor</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4"><text:soft-page-break/>Iowa City Missionary Update Tuesday 3/31/20 </text:p>
      <text:p text:style-name="P3"/>
      <text:p text:style-name="P3">Dear Family and Friends,</text:p>
      <text:p text:style-name="P6"/>
      <text:p text:style-name="P6">Only 3 more days until General Conference and I imagine you are getting as excited as our missionaries to tune in this weekend.   That seems to be the general topic of discussion around the mission and everyone is anticipating listening to our prophet and his message for us.   With the huge upheaval in the Missionary program over the last couple of weeks, we do not doubt that he will have a special message and words of encouragement for both the missionaries who are still serving as well as those who have been released and returned home.</text:p>
      <text:p text:style-name="P6"/>
      <text:p text:style-name="P6">Dear families, may I take just a moment to share my thoughts about those missionaries who have recently had their missions made shorter than they desired.   If this doesn't involve your missionary, please look around as I am sure you all know some missionary that this applies to.   They have all served well and did what they were asked to do.  They were not sent home early due to some character fault, act of disobedience or because of some other supposed weakness.  Each individual circumstance was beyond his or her control.  The disappointment they may be feeling can be very trying as they try to readjust to life at home.  Please support them, encourage them and take time to (figuratively speaking) put your arm them and tell them thank you for their sacrifices and hard work.  Make sure they know they are loved and welcome in your ward or branch and are still meaningful as members and servants of our Savior. </text:p>
      <text:p text:style-name="P6"/>
      <text:p text:style-name="P6">Today was a rebuilding day in the Iowa City Mission and we are preparing for our very first all electronic Zone Conference this Thursday.   President and Sister Sturm are preparing a special 2-3 hour devotional that all the missionaries will be able to access via their phones with several follow-up activities planned.  This promises to be a very unique experience for everyone.  While President Sturm used to make educational videos for CES, I don't think he ever envisioned being "in front of the camera" quite so much.</text:p>
      <text:p text:style-name="P6"/>
      <text:p text:style-name="P6">I am also happy to report that there were no new cases of cold symptoms and those that did have symptoms before have improved.  While we still have several Districts in quarantine, waiting out their confinement and watching for symptoms, they are all doing well and none of them are complaining of claustrophobia......yet.  :)</text:p>
      <text:p text:style-name="P6"/>
      <text:p text:style-name="P6">As always thanks for your support and love,</text:p>
      <text:p text:style-name="P6"/>
      <text:p text:style-name="P6">Sincerely,</text:p>
      <text:p text:style-name="P6">Sister Taylor</text:p>
      <text:p text:style-name="P11"><text:span text:style-name="T19"/></text:p>
      <text:p text:style-name="P11"><text:span text:style-name="T19"/></text:p>
      <text:p text:style-name="P11"><text:span text:style-name="T19"/></text:p>
      <text:p text:style-name="P4"><text:soft-page-break/>Iowa City Mission Update - Saturday 28, March 2020 </text:p>
      <text:p text:style-name="P3">Dear Family and Friends,</text:p>
      <text:p text:style-name="P3"/>
      <text:p text:style-name="P3">It has been a good Saturday in the Mission, with a few baptisms happening and the missionaries settling in to their new areas of assignment and adjusting to new companions.   Also there are no reports of respiratory infections and that is always good news during these times.  </text:p>
      <text:p text:style-name="P3"/>
      <text:p text:style-name="P3">That was until this evening, when a series of tornadoes passed through the center of the mission.   Some of you may be hearing about it on the news this evening, so I wanted to make sure you all know that everyone in the mission is alive and well.  A series of tornadoes traveled from the southern border of Iowa from the southwest to the northeastern side of the state.  Several touched down causing some property damage but no one was hurt and all the missionaries in those affected areas have reported that they are well.  I must say that Elder Taylor and I (never having lived in the Midwest) were very impressed at the warning systems here and all the safety precautions that are in place.  They are good safeguards and between the phone alerts and the sirens, are hard to miss.  </text:p>
      <text:p text:style-name="P3"/>
      <text:p text:style-name="P3">When your missionary got called to serve in Iowa, I bet none of them dreamed it would involve braving a pandemic and tornadoes, but don't worry, they are safe.</text:p>
      <text:p text:style-name="P3"/>
      <text:p text:style-name="P3">Thanks for all your caring and support!!!</text:p>
      <text:p text:style-name="P3"/>
      <text:p text:style-name="P3">Sister Taylor</text:p>
      <text:p text:style-name="P3"/>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5"/>
      <text:p text:style-name="P5"><text:soft-page-break/>Iowa City Mission Update for Sunday March 22, 2020 </text:p>
      <text:p text:style-name="P7"/>
      <text:p text:style-name="P7">Dear Family and Friends,</text:p>
      <text:p text:style-name="P6"/>
      <text:p text:style-name="P6">I hope that you all have had a good sabbath day and were able to spend some time studying and reflecting on the savior even if you were not able to partake of the sacrament.  </text:p>
      <text:p text:style-name="P6"/>
      <text:p text:style-name="P6">In the Iowa City Mission those missionaries who did not have cold symptoms were allowed to meet together as Districts at 1 pm in their local church buildings (where there is Wi-Fi) and partake of the sacrament together.   After the sacrament was completed the entire mission, including those in their apartments, met together electronically via Zoom for a devotional address from President and Sister Sturm.   All these Districts have 10 or less missionaries in them and they were instructed to wash their hands before and after and not sit closely together.  This day will be remembered as a particularly sweet experience for all the missionaries I am sure.</text:p>
      <text:p text:style-name="P6"/>
      <text:p text:style-name="P6">President Sturm addressed the challenges ahead for our mission and for each missionary, both those that are staying and those that are leaving.   He made them aware that those that are returning home will be expected to comply with a 14 day self-quarantine.   One mother asked me if she will be allowed to hug her daughter when she comes home this week and was the purpose of this to keep her from getting the virus from her daughter or for her daughter to avoid getting it from her.   My response to her last question is "both".  </text:p>
      <text:p text:style-name="P6"/>
      <text:p text:style-name="P6">Anyone is capable of infecting another person for 14 days before they show symptoms as well as the entire time that they have symptoms.  Consequently the infection can go both ways.  If your missionary is a carrier when they get off the plan they can possibly infect you.  If you are a carrier when you meet them, you can possibly infect them.  Since there is no available testing to the general public, there is absolutely no way to know who is a carrier and who is not.  That is the purpose of the 14 day self-quarantine and is for everyone's safety. </text:p>
      <text:p text:style-name="P6"/>
      <text:p text:style-name="P6">As for hugging your missionary when they arrive home, the clinical answer is "It is not recommended and you should not be in close physical contact."   As a mother of 3 returned missionaries myself, I know how absolutely horribly difficult that course would be, so I leave that as your decision.</text:p>
      <text:p text:style-name="P6"/>
      <text:p text:style-name="P6">Also I have had questions as to what types of things your missionary will be able to do when he/she is home in quarantine.   Each missionary will be released by their Stake President and how that release is envisioned by the Stake President is solely his decision.   We would refer any specific questions you have about your missionary's activities and expectations be directed to him and he can give you appropriate counsel regarding that.</text:p>
      <text:p text:style-name="P6"/>
      <text:p text:style-name="P6">I hope this answers some of your concerns and questions and as always, thank you for your support.</text:p>
      <text:p text:style-name="P6"/>
      <text:p text:style-name="P6">Sincerely,</text:p>
      <text:p text:style-name="P6">Sister Taylor</text:p>
      <text:p text:style-name="P11"/>
      <text:p text:style-name="P4"><text:soft-page-break/>Iowa City Mission Update Saturday 21 March 2020 </text:p>
      <text:p text:style-name="P3"/>
      <text:p text:style-name="P3">Dear Family and Friends,</text:p>
      <text:p text:style-name="P3"/>
      <text:p text:style-name="P3">I know that most, if not all of you, have talked with your missionary in the last day or so and gotten at least some of the news regarding him or her.  So tonight I will just try to fill in the spots regarding the mission as a whole.   For some of us it has been a rough 24 hours and for others it has been a relief to know what is going to happen, but either way, a very emotional day for all.   Also today the Senior Missionaries started leaving so it is beginning to be real that things have changed and we won't be doing things as we have done them ever again.   The Iowa City Mission will be forever different from this point forward.   </text:p>
      <text:p text:style-name="P3"/>
      <text:p text:style-name="P3">Very few of the missionaries know the exact dates that they will be leaving yet, as that involves MissionaryTravel arranging that from Salt Lake, but I get the sense that tonight they are all looking forward and for the most part are trying to focus on making as many contacts and teaching as much as they can while being confined to their apartments.  Yesterday the Governor of Illinois declared a "stay at home" order which started at 5 pm Central Time today and will extend until at least April 7.  This means that the 24 missionaries we currently have in Illinois are under even tighter restrictions and may only leave their apartments to go to the grocery store, go to the pharmacy, take a walk or do their morning exercise.  The roads are not closed however and they will be able to come to Iowa City for their travel home when it is arranged.</text:p>
      <text:p text:style-name="P3"/>
      <text:p text:style-name="P3">The virus continues to spread through the general population here, just like everywhere, but I am happy to report that we have no suspected cases amongst the missionaries.   We did have two additional missionaries call this morning with sore throats and congestion, but no new fevers or coughs, which is what I am constantly looking for.   Also we have learned that one of our network doctors, Dr. Otto Shill, who resides in Des Moines (and is a returned missionary himself) is now able to see our missionaries by telehealth if needed.   This means if we do suspect a case we can very quickly get them evaluated and he can direct us immediately as to what needs to be done in our local area.</text:p>
      <text:p text:style-name="P3"/>
      <text:p text:style-name="P3">Also just to clarify the current recommendations regarding any missionary who will be coming home over the next few weeks (and possibly months);  he/she needs to plan to self quarantine for 14 days after arriving home just in case they are carrying the virus and don't know it.   I have not discussed this with the missionaries yet but plan to before they actually leave to go home so it will not be a big surprise to them.   This may be difficult for some but for others, it may give them a chance to acclimate to "civilian life" again.   Either way they will need your support.  As any return missionary will tell you, those first few weeks after getting home are very surreal and disorienting for everyone.   They will get there.  It just takes time to readjust.</text:p>
      <text:p text:style-name="P3"/>
      <text:p text:style-name="P3">Thanks so much for your love and support for your missionary.   </text:p>
      <text:p text:style-name="P3"/>
      <text:p text:style-name="P3">Sister Taylor </text:p>
      <text:p text:style-name="P3"/>
      <text:p text:style-name="P11"/>
      <text:p text:style-name="P5"><text:soft-page-break/>IICM Daily Update Sat. March 14th </text:p>
      <text:p text:style-name="P1"/>
      <text:p text:style-name="P1">Dear Family and Friends,</text:p>
      <text:p text:style-name="Text_20_body"><text:span text:style-name="T23">Just a quick update to let you know what is happening in our mission today.   We all survived Friday the 13</text:span><text:span text:style-name="T24">th</text:span><text:span text:style-name="T23"> unscathed and are doing well.</text:span></text:p>
      <text:p text:style-name="Text_20_body"><text:span text:style-name="T23">The news sources are reporting increased numbers of positive cases of COVID 19 in Iowa and Illinois and everyone is taking precautions as recommended by the CDC and Public Health officials.  (Unlike the rest of the world, I did see toilet paper in the grocery store yesterday, though.)   These are the same precautions that are being taken in the communities where you live.  We are continuing to encourage the missionaries to practice social distancing, wash their hands frequently and avoid touching their faces and for the most part they are doing that.</text:span></text:p>
      <text:p text:style-name="Text_20_body"><text:span text:style-name="T23">We had reports of 20 colds across the mission over this last week and only 1 was concerning that it may be more than just a cold.   That Elder also had a fever and was screened by a telemedicine doctor from the University of Iowa and determined to also have an upper respiratory infection, not corona virus.    He and his companion are quarantined to their apartment until his fever returns to normal which are the precautions we would take anytime, not just during this time of heightened awareness.   All 20 affected missionaries were encouraged to stay (but not quarantined) in their apartments and go out as little as possible until their symptoms are gone. </text:span></text:p>
      <text:p text:style-name="Text_20_body"><text:span text:style-name="T23">The work is continuing and for the most part, the missionaries are upbeat and stretching their brains to still be productive and engaged.   We have several baptisms scheduled for today that will proceed with only Priesthood leaders, the person being baptized, the missionaries and one or two family members present and everyone is excited those new members won’t have to wait for that ordinance.</text:span></text:p>
      <text:p text:style-name="Text_20_body"><text:span text:style-name="T23">Thank you for your thoughts and prayers.   We are doing well in the Iowa City Mission.</text:span></text:p>
      <text:p text:style-name="P2">Sister Taylor</text:p>
      <text:p text:style-name="P2">Mission Nurs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alibri" svg:font-family="Calibri"/>
    <style:font-face style:name="Google Sans" svg:font-family="'Google Sans', Roboto, RobotoDraft, Helvetica, Arial, sans-serif"/>
    <style:font-face style:name="Roboto" svg:font-family="Roboto, RobotoDraft,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uglas Taylor</meta:initial-creator>
    <meta:creation-date>2020-08-13T19:46:09.76</meta:creation-date>
    <meta:document-statistic meta:table-count="0" meta:image-count="0" meta:object-count="0" meta:page-count="23" meta:paragraph-count="190" meta:word-count="9592" meta:character-count="54020"/>
    <dc:date>2020-08-13T20:27:16.76</dc:date>
    <dc:creator>Douglas Taylor</dc:creator>
    <meta:editing-duration>PT10M32S</meta:editing-duration>
    <meta:editing-cycles>1</meta:editing-cycles>
    <meta:generator>OpenOffice/4.1.5$Win32 OpenOffice.org_project/415m1$Build-9789</meta:generator>
  </office:meta>
</office:document-meta>
</file>